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8386" officeooo:paragraph-rsid="0020838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8386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208386" style:font-style-asian="normal" style:font-weight-asian="normal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e854a"/>
    </style:style>
    <style:style style:name="T6" style:family="text">
      <style:text-properties fo:language="en" fo:country="US" officeooo:rsid="001ffcf0"/>
    </style:style>
    <style:style style:name="T7" style:family="text">
      <style:text-properties fo:language="en" fo:country="US" officeooo:rsid="00208386"/>
    </style:style>
    <style:style style:name="T8" style:family="text">
      <style:text-properties fo:language="en" fo:country="US" officeooo:rsid="0022a1bb"/>
    </style:style>
    <style:style style:name="T9" style:family="text">
      <style:text-properties officeooo:rsid="002128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6">1</text:span><text:span text:style-name="T7">8</text:span><text:span text:style-name="T6">th</text:span> of <text:span text:style-name="T5">November</text:span><text:span text:style-name="T4"> </text:span>202<text:span text:style-name="T4">5</text:span> under the <text:span text:style-name="T7">53rd</text:span> PA Meeting.</text:p>
      <text:p text:style-name="P1"/>
      <text:p text:style-name="P1">The Assembly, recognising the current situation,</text:p>
      <text:p text:style-name="P1"/>
      <text:p text:style-name="P2">Constitutes the need to appoint Nicotinhoo to the CotS, as he is one of the most active players and would like to serve the server in any way possible. <text:span text:style-name="T9">He will initially be in a trial period, of a length determined by the CotS, before being fully accepted or rejected.</text:span></text:p>
      <text:p text:style-name="P1"/>
      <text:p text:style-name="P4"><text:span text:style-name="T3">Pre-authorisation as laid down in O-M36-1, A2 // C4.7 was given in “</text:span>CotS-L35-M53-5C Pre-authorisation of M53-5 by LoCotS” <text:span text:style-name="T8">for the trial period method</text:span>, <text:span text:style-name="T7">hence the procedure shall be a majority vote as laid down in C1.13.</text:span></text:p>
      <text:p text:style-name="P1"/>
      <text:p text:style-name="P1">And proceeds.</text:p>
      <text:p text:style-name="P1"/>
      <text:p text:style-name="P1">Signed by,</text:p>
      <text:p text:style-name="P2">Nicotinhoo</text:p>
      <text:p text:style-name="P1"/>
      <text:p text:style-name="P1"/>
      <text:p text:style-name="P1"/>
      <text:p text:style-name="Standard"><text:span text:style-name="T1">[</text:span><text:span text:style-name="T2">Motion 53-4: To appoint Nicotinhoo to the Co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9:36:25.190219456</dc:date>
    <meta:editing-duration>PT8M29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120" meta:character-count="703" meta:non-whitespace-character-count="591"/>
  </office:meta>
</office:document-meta>
</file>